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71c3" officeooo:paragraph-rsid="00177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 partir da analise dos dados de numero de infectados com os dados disponiblizadso pelo ministerio da saude do Brazil, e das secretarias da saude de cada estados. </text:p>
      <text:p text:style-name="P1">Com os dados da serie temporal do numero de infectados e atestados positivos para o Novo Coronavírus que chegou no Brazil já em janeiro de 2020. A serie temporal pode revelar a informação da velocidade de contaminaçao da população brasileira, nos primeiros dias com numero de infectados ainda abaixo de 20 o virus era identificado de forma indireta, Só eram testados os casos graves com insufiencia respiratoria (SGRA). Esta atitude revela que no inicia o virus era localizando em SP te tinha um ritmo de contágio linear, de um a 3 casos novos por dia, durante 15 dias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33:17.333512278</meta:creation-date>
    <dc:date>2020-04-21T18:43:32.804769913</dc:date>
    <meta:editing-duration>PT5S</meta:editing-duration>
    <meta:editing-cycles>1</meta:editing-cycles>
    <meta:document-statistic meta:table-count="0" meta:image-count="0" meta:object-count="0" meta:page-count="1" meta:paragraph-count="2" meta:word-count="126" meta:character-count="734" meta:non-whitespace-character-count="608"/>
    <meta:generator>LibreOffice/6.0.7.3$Linux_X86_64 LibreOffice_project/00m0$Build-3</meta:generator>
  </office:meta>
</office:document-meta>
</file>